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AccessManager.checkPrivileges( String absPath , int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AccessManager.checkPermission( ItemId id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AccessManager.getPrivileg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Session.retrieveUserId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.createAccessManager( Subject subject , HierarchyManager hier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canAccess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init( A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AccessManager.canRead( Path item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hasPrivileges( String absPath , Privilege [ ]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AccessManager.checkValidNodePath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stemAccessManager.SystemAcces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isGranted( Path parentPath , Name childName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getEffectivePolici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AccessManager.isGranted( ItemId id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check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Session.SystemSession( RepositoryImpl rep , Subject subjec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getPrivileg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AccessManager.init( AMContext context , AccessControlProvider acProvider , WorkspaceAccessManager wspAccess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AccessManager.isGranted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.create( RepositoryImpl rep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